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757in" fo:margin-left="0.0201in" table:align="left"/>
    </style:style>
    <style:style style:name="Table1.A" style:family="table-column">
      <style:table-column-properties style:column-width="0.816in"/>
    </style:style>
    <style:style style:name="Table1.B" style:family="table-column">
      <style:table-column-properties style:column-width="0.8424in"/>
    </style:style>
    <style:style style:name="Table1.C" style:family="table-column">
      <style:table-column-properties style:column-width="0.8333in"/>
    </style:style>
    <style:style style:name="Table1.D" style:family="table-column">
      <style:table-column-properties style:column-width="0.841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facaf" officeooo:paragraph-rsid="000facaf"/>
    </style:style>
    <style:style style:name="P2" style:family="paragraph" style:parent-style-name="Standard">
      <style:text-properties officeooo:paragraph-rsid="0010a128"/>
    </style:style>
    <style:style style:name="P3" style:family="paragraph" style:parent-style-name="Standard">
      <style:text-properties officeooo:rsid="0027d74e" officeooo:paragraph-rsid="0027d74e"/>
    </style:style>
    <style:style style:name="P4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Ubuntu Mono" fo:font-size="10.3999996185303pt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Ubuntu Mono" fo:font-size="10.3999996185303pt" officeooo:rsid="00164129" officeooo:paragraph-rsid="00164129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Ubuntu Mono" fo:font-size="10.3999996185303pt" officeooo:rsid="0017cec5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Ubuntu Mono" fo:font-size="10.3999996185303pt" officeooo:rsid="00199258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Ubuntu Mono" fo:font-size="10.3999996185303pt" officeooo:rsid="00199258" officeooo:paragraph-rsid="001df575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Ubuntu Mono" fo:font-size="10.3999996185303pt" officeooo:rsid="0033027d" officeooo:paragraph-rsid="00313360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Ubuntu Mono" fo:font-size="10.3999996185303pt" officeooo:rsid="0033027d" officeooo:paragraph-rsid="003af97c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Ubuntu Mono" fo:font-size="10.3999996185303pt" officeooo:rsid="0033027d" officeooo:paragraph-rsid="0033027d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Ubuntu Mono" fo:font-size="10.3999996185303pt" officeooo:rsid="0035c2e4" officeooo:paragraph-rsid="0033027d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Ubuntu Mono" fo:font-size="10.3999996185303pt" officeooo:rsid="002cfd94" officeooo:paragraph-rsid="002cfd94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rsid="00164129" officeooo:paragraph-rsid="00164129"/>
    </style:style>
    <style:style style:name="P1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rsid="001d8ce7" officeooo:paragraph-rsid="001d8ce7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rsid="00202c9f" officeooo:paragraph-rsid="00202c9f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rsid="0022716a" officeooo:paragraph-rsid="0022716a"/>
    </style:style>
    <style:style style:name="P2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rsid="0023619c" officeooo:paragraph-rsid="0023619c"/>
    </style:style>
    <style:style style:name="P2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rsid="00295cd5" officeooo:paragraph-rsid="00295cd5"/>
    </style:style>
    <style:style style:name="P2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rsid="002cfd94" officeooo:paragraph-rsid="002cfd94"/>
    </style:style>
    <style:style style:name="P2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rsid="00300fff" officeooo:paragraph-rsid="00300fff"/>
    </style:style>
    <style:style style:name="P2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paragraph-rsid="00313360"/>
    </style:style>
    <style:style style:name="P2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paragraph-rsid="0033027d"/>
    </style:style>
    <style:style style:name="P2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.0291in" fo:border-left="none" fo:border-right="none" fo:border-top="none" fo:border-bottom="0.06pt solid #000000" style:join-border="false"/>
    </style:style>
    <style:style style:name="P2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.0291in" fo:border-left="none" fo:border-right="none" fo:border-top="none" fo:border-bottom="0.06pt solid #000000" style:join-border="false"/>
      <style:text-properties officeooo:rsid="002cfd94" officeooo:paragraph-rsid="002cfd94"/>
    </style:style>
    <style:style style:name="P2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.0291in" fo:border-left="none" fo:border-right="none" fo:border-top="none" fo:border-bottom="0.06pt solid #000000" style:join-border="false"/>
      <style:text-properties officeooo:rsid="00313360" officeooo:paragraph-rsid="00313360"/>
    </style:style>
    <style:style style:name="P2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.0291in" fo:border-left="none" fo:border-right="none" fo:border-top="none" fo:border-bottom="0.06pt solid #000000" style:join-border="false"/>
      <style:text-properties style:font-name="Ubuntu Mono" fo:font-size="10.3999996185303pt" officeooo:rsid="0033027d" officeooo:paragraph-rsid="00313360"/>
    </style:style>
    <style:style style:name="P3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style:border-line-width-bottom="0.0047in 0.0047in 0.0047in" fo:padding="0.0291in" fo:border-left="none" fo:border-right="none" fo:border-top="none" fo:border-bottom="1.05pt double #000000" style:join-border="false"/>
      <style:text-properties officeooo:rsid="00295cd5" officeooo:paragraph-rsid="0022716a"/>
    </style:style>
    <style:style style:name="P31" style:family="paragraph" style:parent-style-name="Preformatted_20_Text">
      <style:paragraph-properties fo:margin-top="0in" fo:margin-bottom="0in" loext:contextual-spacing="false" fo:padding="0in" fo:border="none"/>
    </style:style>
    <style:style style:name="T1" style:family="text">
      <style:text-properties style:font-name="Ubuntu Mono" fo:font-size="10.3999996185303pt"/>
    </style:style>
    <style:style style:name="T2" style:family="text">
      <style:text-properties style:font-name="Ubuntu Mono" fo:font-size="10.3999996185303pt" officeooo:rsid="0011e8d6"/>
    </style:style>
    <style:style style:name="T3" style:family="text">
      <style:text-properties style:font-name="Ubuntu Mono" fo:font-size="10.3999996185303pt" officeooo:rsid="0017cec5"/>
    </style:style>
    <style:style style:name="T4" style:family="text">
      <style:text-properties style:font-name="Ubuntu Mono" fo:font-size="10.3999996185303pt" officeooo:rsid="00199258"/>
    </style:style>
    <style:style style:name="T5" style:family="text">
      <style:text-properties style:font-name="Ubuntu Mono" fo:font-size="10.3999996185303pt" officeooo:rsid="0033027d"/>
    </style:style>
    <style:style style:name="T6" style:family="text">
      <style:text-properties style:font-name="Ubuntu Mono" fo:font-size="10.3999996185303pt" officeooo:rsid="0034c847"/>
    </style:style>
    <style:style style:name="T7" style:family="text">
      <style:text-properties style:font-name="Ubuntu Mono" fo:font-size="10.3999996185303pt" officeooo:rsid="003553ad"/>
    </style:style>
    <style:style style:name="T8" style:family="text">
      <style:text-properties style:font-name="Ubuntu Mono" fo:font-size="10.3999996185303pt" officeooo:rsid="0035c2e4"/>
    </style:style>
    <style:style style:name="T9" style:family="text">
      <style:text-properties officeooo:rsid="0011e8d6"/>
    </style:style>
    <style:style style:name="T10" style:family="text">
      <style:text-properties officeooo:rsid="0013a7fc"/>
    </style:style>
    <style:style style:name="T11" style:family="text">
      <style:text-properties officeooo:rsid="0010a128"/>
    </style:style>
    <style:style style:name="T12" style:family="text">
      <style:text-properties officeooo:rsid="001ac5f5"/>
    </style:style>
    <style:style style:name="T13" style:family="text">
      <style:text-properties officeooo:rsid="003133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2"/>
        <table:table-column table:style-name="Table1.B"/>
        <table:table-column table:style-name="Table1.C"/>
        <table:table-row>
          <table:table-cell table:style-name="Table1.A1" office:value-type="string">
            <text:p text:style-name="P1">Interval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H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3">4 INTERVAL</text:p>
      <text:p text:style-name="Standard"/>
      <text:p text:style-name="P2"><text:span text:style-name="T11">Interval &gt; 241 <text:s text:c="18"/>--- </text:span><text:bookmark text:name="rstudio_console_output8"/><text:span text:style-name="T1">23</text:span></text:p>
      <text:p text:style-name="Standard"/>
      <text:p text:style-name="P6"><text:bookmark text:name="rstudio_console_output"/>- best parameters:</text:p>
      <text:p text:style-name="P31"><text:s/><text:span text:style-name="T1">epsilon cost gamma</text:span></text:p>
      <text:p text:style-name="P31"><text:s text:c="4"/><text:span text:style-name="T1">0.34 <text:s text:c="3"/>2 <text:s text:c="4"/>1</text:span></text:p>
      <text:p text:style-name="P6"><text:bookmark text:name="rstudio_console_output1"/>[{"feature":"P8_u, P850, R850, P5_z, R500, P_u, Mslp, P500, P5th, P8_v, P_th","test.extreme.acc":1,"rmse.test":78.8392,"train.extreme.acc":1,"rmse.train":34.58}] </text:p>
      <text:p text:style-name="Standard"/>
      <text:p text:style-name="P4"/>
      <text:p text:style-name="P6"/>
      <text:p text:style-name="P5"><text:bookmark text:name="rstudio_console_output3"/><text:span text:style-name="T1">73</text:span> <text:span text:style-name="T9">&lt; interval &lt; </text:span><text:bookmark text:name="rstudio_console_output4"/><text:span text:style-name="T1">23</text:span><text:span text:style-name="T2">2 <text:s text:c="9"/>--- </text:span><text:bookmark text:name="rstudio_console_output7"/><text:span text:style-name="T2">128 </text:span><text:span text:style-name="T3">values</text:span></text:p>
      <text:p text:style-name="P8"/>
      <text:p text:style-name="P8"><text:bookmark text:name="rstudio_console_output12"/>epsilon cost gamma</text:p>
      <text:p text:style-name="P31"><text:s text:c="2"/><text:span text:style-name="T1">0.1 <text:s text:c="3"/>1 <text:s text:c="2"/>0.2</text:span></text:p>
      <text:p text:style-name="P8"/>
      <text:p text:style-name="P16"/>
      <text:p text:style-name="P7"><text:bookmark text:name="rstudio_console_output11"/>[{"feature":"P8_u, P850, R850, P5_z, R500, P_u, Mslp, P500, P5th, P8_v, P_th","rmse.test":33.942,"rmse.train":26.9059}] </text:p>
      <text:p text:style-name="Text_20_body"/>
      <text:p text:style-name="Text_20_body"><text:line-break/><text:bookmark text:name="rstudio_console_output14"/><text:span text:style-name="T1">[{"feature":"P8_u, P850, R850, P5_z, R500, P_u, Mslp, P500, P5th, P8_v, P_th","rmse.test":36.5938,"rmse.train":11.976}] </text:span></text:p>
      <text:p text:style-name="Text_20_body"/>
      <text:p text:style-name="P16"/>
      <text:p text:style-name="P5"/>
      <text:p text:style-name="P5"/>
      <text:p text:style-name="P5"/>
      <text:p text:style-name="P26"><text:soft-page-break/></text:p>
      <text:p text:style-name="P5"/>
      <text:p text:style-name="P5"/>
      <text:p text:style-name="P5"/>
      <text:p text:style-name="P5"/>
      <text:p text:style-name="P5"><text:span text:style-name="T9">15.81</text:span> <text:span text:style-name="T9">&lt; interval &lt; 73 <text:s text:c="5"/>--- </text:span><text:bookmark text:name="rstudio_console_output9"/><text:span text:style-name="T1">1264 </text:span><text:span text:style-name="T4">values</text:span></text:p>
      <text:p text:style-name="P9"/>
      <text:p text:style-name="P10"><text:s/>epsilon cost gamma</text:p>
      <text:p text:style-name="P10"><text:s text:c="5"/>0.1 <text:s text:c="3"/>1 <text:s text:c="2"/>0.2</text:p>
      <text:p text:style-name="P10"/>
      <text:p text:style-name="P17">[{"feature":"P8_u, P850, R850, P5_z, R500, P_u, Mslp, P500, P5th, P8_v, P_th","rmse.test":9.7857,"rmse.train":11.2575}] </text:p>
      <text:p text:style-name="P17">[{"feature":"P8_u, P850, R850, P5_z, R500, P_u, Mslp, P500, P5th, P8_v, P_th","rmse.test":9.7857,"rmse.train":11.2575}]</text:p>
      <text:p text:style-name="P20"><text:s/>[{"feature":"P8_u, P850, R850, P5_z, R500, P_u, Mslp, P500, P5th, P8_v, P_th","rmse.test":11.2074,"rmse.train":8.2863}] </text:p>
      <text:p text:style-name="P5"/>
      <text:p text:style-name="P5"/>
      <text:p text:style-name="P5"/>
      <text:p text:style-name="P26"/>
      <text:p text:style-name="P6"/>
      <text:p text:style-name="P6"><text:bookmark text:name="rstudio_console_output5"/>15.81 <text:span text:style-name="T10">&gt; interval</text:span> <text:s text:c="6"/>–- <text:bookmark text:name="rstudio_console_output10"/>11500 <text:span text:style-name="T12">values</text:span></text:p>
      <text:p text:style-name="P5"/>
      <text:p text:style-name="P18">epsilon cost gamma</text:p>
      <text:p text:style-name="P18"><text:s text:c="2"/>0.1 <text:s text:c="3"/>1 <text:s text:c="2"/>0.2</text:p>
      <text:p text:style-name="P18"/>
      <text:p text:style-name="P19">[{"feature":"P8_u, P850, R850, P5_z, R500, P_u, Mslp, P500, P5th, P8_v, P_th","rmse.test":3.7697,"rmse.train":3.5708}] </text:p>
      <text:p text:style-name="P19"/>
      <text:p text:style-name="P19"/>
      <text:p text:style-name="P30"/>
      <text:p text:style-name="P21"/>
      <text:p text:style-name="P21"/>
      <text:p text:style-name="P21">3 INTERVAL</text:p>
      <text:p text:style-name="P21"/>
      <text:p text:style-name="P27"/>
      <text:p text:style-name="P22"/>
      <text:p text:style-name="P22">interval &gt; 186 <text:s text:c="3"/>|| number 35</text:p>
      <text:p text:style-name="P22"><text:bookmark text:name="rstudio_console_output16"/><text:s/><text:span text:style-name="T1">epsilon cost gamma</text:span></text:p>
      <text:p text:style-name="P31"><text:s text:c="7"/><text:span text:style-name="T1">0 <text:s text:c="3"/>3 <text:s text:c="4"/>3</text:span></text:p>
      <text:p text:style-name="P23">[{"feature":"P8_u, P850, R850, P5_z, R500, P_u, Mslp, P500, P5th, P8_v, P_th","rmse.test":98.9494,"rmse.train":0.0381}]</text:p>
      <text:p text:style-name="P22"/>
      <text:p text:style-name="P22"/>
      <text:p text:style-name="P27"/>
      <text:p text:style-name="P22"/>
      <text:p text:style-name="P22">32.81 &lt; interval &lt; 186 <text:s/>|| number 504</text:p>
      <text:p text:style-name="P22"/>
      <text:p text:style-name="P15"><text:bookmark text:name="rstudio_console_output2"/>[{"feature":"P8_z, R500, R850, Rhum","rmse.test":21.0988,"rmse.train":26.8562}] </text:p>
      <text:p text:style-name="Text_20_body"><text:line-break/></text:p>
      <text:p text:style-name="P27"><text:line-break/></text:p>
      <text:p text:style-name="P22"/>
      <text:p text:style-name="P22">0 &lt; interval &lt; 32.81</text:p>
      <text:p text:style-name="P22"/>
      <text:p text:style-name="P22"/>
      <text:p text:style-name="P15"><text:bookmark text:name="rstudio_console_output6"/>[{"feature":"P8_z, R500, R850, Rhum","rmse.test":6.8452,"rmse.train":7.4169}] </text:p>
      <text:p text:style-name="Text_20_body"><text:line-break/></text:p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8">2 INTERVAL </text:p>
      <text:p text:style-name="P24"><text:span text:style-name="T13"><text:s/></text:span><text:bookmark text:name="rstudio_console_output17"/><text:span text:style-name="T1">106 </text:span><text:span text:style-name="T5">&lt; interval <text:s/></text:span><text:span text:style-name="T6">|| number: </text:span><text:span text:style-name="T7">89</text:span></text:p>
      <text:p text:style-name="P11"/>
      <text:p text:style-name="P12">[{"feature":"P8_z, R500, R850, Rhum","rmse.test":103.4883,"rmse.train":65.4638}] </text:p>
      <text:p text:style-name="P11"/>
      <text:p text:style-name="P11"/>
      <text:p text:style-name="P11"/>
      <text:p text:style-name="P29"/>
      <text:p text:style-name="P25"><text:span text:style-name="T5">0 &lt; interval &lt; 106 <text:s text:c="3"/></text:span><text:span text:style-name="T8">|| number: </text:span><text:bookmark text:name="rstudio_console_output18"/><text:span text:style-name="T8">7880</text:span></text:p>
      <text:p text:style-name="P14"/>
      <text:p text:style-name="P14"/>
      <text:p text:style-name="P14"/>
      <text:p text:style-name="P13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21:04:52.457569551</meta:creation-date>
    <meta:generator>LibreOffice/5.1.6.2$Linux_X86_64 LibreOffice_project/10m0$Build-2</meta:generator>
    <dc:date>2017-05-19T08:11:18.927678779</dc:date>
    <meta:editing-duration>P1DT11H51M9S</meta:editing-duration>
    <meta:editing-cycles>45</meta:editing-cycles>
    <meta:document-statistic meta:table-count="1" meta:image-count="0" meta:object-count="0" meta:page-count="3" meta:paragraph-count="38" meta:word-count="200" meta:character-count="1798" meta:non-whitespace-character-count="1519"/>
  </office:meta>
</office:document-meta>
</file>